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3876365500648014">
            <text:p>0.13876365500648014</text:p>
          </table:table-cell>
          <table:table-cell office:value-type="float" office:value="0.13449427370939487">
            <text:p>0.13449427370939487</text:p>
          </table:table-cell>
          <table:table-cell office:value-type="float" office:value="0.13452187860851042">
            <text:p>0.13452187860851042</text:p>
          </table:table-cell>
          <table:table-cell office:value-type="float" office:value="0.12997021610181375">
            <text:p>0.12997021610181375</text:p>
          </table:table-cell>
          <table:table-cell office:value-type="float" office:value="0.12759925205837613">
            <text:p>0.12759925205837613</text:p>
          </table:table-cell>
          <table:table-cell office:value-type="float" office:value="0.12431632871324136">
            <text:p>0.12431632871324136</text:p>
          </table:table-cell>
          <table:table-cell office:value-type="float" office:value="0.13007497073655452">
            <text:p>0.13007497073655452</text:p>
          </table:table-cell>
          <table:table-cell office:value-type="float" office:value="0.14818105498153158">
            <text:p>0.14818105498153158</text:p>
          </table:table-cell>
          <table:table-cell office:value-type="float" office:value="0.1676026522191532">
            <text:p>0.1676026522191532</text:p>
          </table:table-cell>
          <table:table-cell office:value-type="float" office:value="0.17755129819295767">
            <text:p>0.17755129819295767</text:p>
          </table:table-cell>
          <table:table-cell office:value-type="float" office:value="0.184248518532729">
            <text:p>0.184248518532729</text:p>
          </table:table-cell>
          <table:table-cell office:value-type="float" office:value="0.18731135312696795">
            <text:p>0.18731135312696795</text:p>
          </table:table-cell>
          <table:table-cell office:value-type="float" office:value="0.18848562295514398">
            <text:p>0.18848562295514398</text:p>
          </table:table-cell>
          <table:table-cell office:value-type="float" office:value="0.18775410416296817">
            <text:p>0.18775410416296817</text:p>
          </table:table-cell>
          <table:table-cell office:value-type="float" office:value="0.18542987077849363">
            <text:p>0.18542987077849363</text:p>
          </table:table-cell>
          <table:table-cell office:value-type="float" office:value="0.18388137619202494">
            <text:p>0.18388137619202494</text:p>
          </table:table-cell>
          <table:table-cell office:value-type="float" office:value="0.1845419966147321">
            <text:p>0.1845419966147321</text:p>
          </table:table-cell>
          <table:table-cell office:value-type="float" office:value="0.1904097898941899">
            <text:p>0.1904097898941899</text:p>
          </table:table-cell>
          <table:table-cell office:value-type="float" office:value="0.1962804710234297">
            <text:p>0.1962804710234297</text:p>
          </table:table-cell>
          <table:table-cell office:value-type="float" office:value="0.19664595227153875">
            <text:p>0.19664595227153875</text:p>
          </table:table-cell>
          <table:table-cell office:value-type="float" office:value="0.1931220684356089">
            <text:p>0.1931220684356089</text:p>
          </table:table-cell>
          <table:table-cell office:value-type="float" office:value="0.1854676644372562">
            <text:p>0.1854676644372562</text:p>
          </table:table-cell>
          <table:table-cell office:value-type="float" office:value="0.1727216119130609">
            <text:p>0.1727216119130609</text:p>
          </table:table-cell>
          <table:table-cell office:value-type="float" office:value="0.15452813983431374">
            <text:p>0.15452813983431374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3295904620972246">
            <text:p>0.3295904620972246</text:p>
          </table:table-cell>
          <table:table-cell office:value-type="float" office:value="0.31944985752385935">
            <text:p>0.31944985752385935</text:p>
          </table:table-cell>
          <table:table-cell office:value-type="float" office:value="0.3195154244870171">
            <text:p>0.3195154244870171</text:p>
          </table:table-cell>
          <table:table-cell office:value-type="float" office:value="0.3087043475604073">
            <text:p>0.3087043475604073</text:p>
          </table:table-cell>
          <table:table-cell office:value-type="float" office:value="0.30307285035996223">
            <text:p>0.30307285035996223</text:p>
          </table:table-cell>
          <table:table-cell office:value-type="float" office:value="0.29527527380937196">
            <text:p>0.29527527380937196</text:p>
          </table:table-cell>
          <table:table-cell office:value-type="float" office:value="0.3089531600356146">
            <text:p>0.3089531600356146</text:p>
          </table:table-cell>
          <table:table-cell office:value-type="float" office:value="0.35195860460101397">
            <text:p>0.35195860460101397</text:p>
          </table:table-cell>
          <table:table-cell office:value-type="float" office:value="0.398088646418626">
            <text:p>0.398088646418626</text:p>
          </table:table-cell>
          <table:table-cell office:value-type="float" office:value="0.42171860070020567">
            <text:p>0.42171860070020567</text:p>
          </table:table-cell>
          <table:table-cell office:value-type="float" office:value="0.43762579157413545">
            <text:p>0.43762579157413545</text:p>
          </table:table-cell>
          <table:table-cell office:value-type="float" office:value="0.44490061486410637">
            <text:p>0.44490061486410637</text:p>
          </table:table-cell>
          <table:table-cell office:value-type="float" office:value="0.44768973234070514">
            <text:p>0.44768973234070514</text:p>
          </table:table-cell>
          <table:table-cell office:value-type="float" office:value="0.44595223402578377">
            <text:p>0.44595223402578377</text:p>
          </table:table-cell>
          <table:table-cell office:value-type="float" office:value="0.44043173115941775">
            <text:p>0.44043173115941775</text:p>
          </table:table-cell>
          <table:table-cell office:value-type="float" office:value="0.4367537576563021">
            <text:p>0.4367537576563021</text:p>
          </table:table-cell>
          <table:table-cell office:value-type="float" office:value="0.43832285866031256">
            <text:p>0.43832285866031256</text:p>
          </table:table-cell>
          <table:table-cell office:value-type="float" office:value="0.4522600001861492">
            <text:p>0.4522600001861492</text:p>
          </table:table-cell>
          <table:table-cell office:value-type="float" office:value="0.46620400091257114">
            <text:p>0.46620400091257114</text:p>
          </table:table-cell>
          <table:table-cell office:value-type="float" office:value="0.46707208941490047">
            <text:p>0.46707208941490047</text:p>
          </table:table-cell>
          <table:table-cell office:value-type="float" office:value="0.45870218519317335">
            <text:p>0.45870218519317335</text:p>
          </table:table-cell>
          <table:table-cell office:value-type="float" office:value="0.440521498393175">
            <text:p>0.440521498393175</text:p>
          </table:table-cell>
          <table:table-cell office:value-type="float" office:value="0.41024716365351244">
            <text:p>0.41024716365351244</text:p>
          </table:table-cell>
          <table:table-cell office:value-type="float" office:value="0.3670341561170141">
            <text:p>0.367034156117014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477566938254418">
            <text:p>0.477566938254418</text:p>
          </table:table-cell>
          <table:table-cell office:value-type="float" office:value="0.4628734988650151">
            <text:p>0.4628734988650151</text:p>
          </table:table-cell>
          <table:table-cell office:value-type="float" office:value="0.46296850347663704">
            <text:p>0.46296850347663704</text:p>
          </table:table-cell>
          <table:table-cell office:value-type="float" office:value="0.4473035692603342">
            <text:p>0.4473035692603342</text:p>
          </table:table-cell>
          <table:table-cell office:value-type="float" office:value="0.4391436945519105">
            <text:p>0.4391436945519105</text:p>
          </table:table-cell>
          <table:table-cell office:value-type="float" office:value="0.427845234228227">
            <text:p>0.427845234228227</text:p>
          </table:table-cell>
          <table:table-cell office:value-type="float" office:value="0.44766409125853845">
            <text:p>0.44766409125853845</text:p>
          </table:table-cell>
          <table:table-cell office:value-type="float" office:value="0.5099777224197144">
            <text:p>0.5099777224197144</text:p>
          </table:table-cell>
          <table:table-cell office:value-type="float" office:value="0.5768188035972595">
            <text:p>0.5768188035972595</text:p>
          </table:table-cell>
          <table:table-cell office:value-type="float" office:value="0.611057916117503">
            <text:p>0.611057916117503</text:p>
          </table:table-cell>
          <table:table-cell office:value-type="float" office:value="0.6341069703697166">
            <text:p>0.6341069703697166</text:p>
          </table:table-cell>
          <table:table-cell office:value-type="float" office:value="0.6446479765105693">
            <text:p>0.6446479765105693</text:p>
          </table:table-cell>
          <table:table-cell office:value-type="float" office:value="0.6486893261456763">
            <text:p>0.6486893261456763</text:p>
          </table:table-cell>
          <table:table-cell office:value-type="float" office:value="0.646171741913416">
            <text:p>0.646171741913416</text:p>
          </table:table-cell>
          <table:table-cell office:value-type="float" office:value="0.6381726947482166">
            <text:p>0.6381726947482166</text:p>
          </table:table-cell>
          <table:table-cell office:value-type="float" office:value="0.6328434187318935">
            <text:p>0.6328434187318935</text:p>
          </table:table-cell>
          <table:table-cell office:value-type="float" office:value="0.635117000186677">
            <text:p>0.635117000186677</text:p>
          </table:table-cell>
          <table:table-cell office:value-type="float" office:value="0.6553115105622483">
            <text:p>0.6553115105622483</text:p>
          </table:table-cell>
          <table:table-cell office:value-type="float" office:value="0.675515959718822">
            <text:p>0.675515959718822</text:p>
          </table:table-cell>
          <table:table-cell office:value-type="float" office:value="0.6767737945649908">
            <text:p>0.6767737945649908</text:p>
          </table:table-cell>
          <table:table-cell office:value-type="float" office:value="0.6646460481878126">
            <text:p>0.6646460481878126</text:p>
          </table:table-cell>
          <table:table-cell office:value-type="float" office:value="0.6383027648440212">
            <text:p>0.6383027648440212</text:p>
          </table:table-cell>
          <table:table-cell office:value-type="float" office:value="0.594436139404342">
            <text:p>0.594436139404342</text:p>
          </table:table-cell>
          <table:table-cell office:value-type="float" office:value="0.5318217555697669">
            <text:p>0.5318217555697669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6210490122695446">
            <text:p>0.6210490122695446</text:p>
          </table:table-cell>
          <table:table-cell office:value-type="float" office:value="0.6050053881479147">
            <text:p>0.6050053881479147</text:p>
          </table:table-cell>
          <table:table-cell office:value-type="float" office:value="0.5266561353496163">
            <text:p>0.5266561353496163</text:p>
          </table:table-cell>
          <table:table-cell office:value-type="float" office:value="0.5061202755089659">
            <text:p>0.5061202755089659</text:p>
          </table:table-cell>
          <table:table-cell office:value-type="float" office:value="0.4506383058495614">
            <text:p>0.4506383058495614</text:p>
          </table:table-cell>
          <table:table-cell office:value-type="float" office:value="0.4618651155960404">
            <text:p>0.4618651155960404</text:p>
          </table:table-cell>
          <table:table-cell office:value-type="float" office:value="0.530801889306265">
            <text:p>0.530801889306265</text:p>
          </table:table-cell>
          <table:table-cell office:value-type="float" office:value="0.3084027773359678">
            <text:p>0.3084027773359678</text:p>
          </table:table-cell>
          <table:table-cell office:value-type="float" office:value="0.33255461315239354">
            <text:p>0.33255461315239354</text:p>
          </table:table-cell>
          <table:table-cell office:value-type="float" office:value="0.3666256545030179">
            <text:p>0.3666256545030179</text:p>
          </table:table-cell>
          <table:table-cell office:value-type="float" office:value="0.3487428514738174">
            <text:p>0.3487428514738174</text:p>
          </table:table-cell>
          <table:table-cell office:value-type="float" office:value="0.351136239793356">
            <text:p>0.351136239793356</text:p>
          </table:table-cell>
          <table:table-cell office:value-type="float" office:value="0.36375090904552654">
            <text:p>0.36375090904552654</text:p>
          </table:table-cell>
          <table:table-cell office:value-type="float" office:value="0.3652698754874288">
            <text:p>0.3652698754874288</text:p>
          </table:table-cell>
          <table:table-cell office:value-type="float" office:value="0.35572611639203994">
            <text:p>0.35572611639203994</text:p>
          </table:table-cell>
          <table:table-cell office:value-type="float" office:value="0.3644076681052611">
            <text:p>0.3644076681052611</text:p>
          </table:table-cell>
          <table:table-cell office:value-type="float" office:value="0.3714026287674961">
            <text:p>0.3714026287674961</text:p>
          </table:table-cell>
          <table:table-cell office:value-type="float" office:value="0.40906290423979047">
            <text:p>0.40906290423979047</text:p>
          </table:table-cell>
          <table:table-cell office:value-type="float" office:value="0.382170203960534">
            <text:p>0.382170203960534</text:p>
          </table:table-cell>
          <table:table-cell office:value-type="float" office:value="0.37962528497918796">
            <text:p>0.37962528497918796</text:p>
          </table:table-cell>
          <table:table-cell office:value-type="float" office:value="0.3915445940905792">
            <text:p>0.3915445940905792</text:p>
          </table:table-cell>
          <table:table-cell office:value-type="float" office:value="0.3750778258090621">
            <text:p>0.3750778258090621</text:p>
          </table:table-cell>
          <table:table-cell office:value-type="float" office:value="0.5853567288540172">
            <text:p>0.5853567288540172</text:p>
          </table:table-cell>
          <table:table-cell office:value-type="float" office:value="0.5969589347172681">
            <text:p>0.596958934717268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4162909650194417">
            <text:p>0.4162909650194417</text:p>
          </table:table-cell>
          <table:table-cell office:value-type="float" office:value="0.4034828211281846">
            <text:p>0.4034828211281846</text:p>
          </table:table-cell>
          <table:table-cell office:value-type="float" office:value="0.4035656358255299">
            <text:p>0.4035656358255299</text:p>
          </table:table-cell>
          <table:table-cell office:value-type="float" office:value="0.3899106483054417">
            <text:p>0.3899106483054417</text:p>
          </table:table-cell>
          <table:table-cell office:value-type="float" office:value="0.3827977561751276">
            <text:p>0.3827977561751276</text:p>
          </table:table-cell>
          <table:table-cell office:value-type="float" office:value="0.3729489861397242">
            <text:p>0.3729489861397242</text:p>
          </table:table-cell>
          <table:table-cell office:value-type="float" office:value="0.3902249122096636">
            <text:p>0.3902249122096636</text:p>
          </table:table-cell>
          <table:table-cell office:value-type="float" office:value="0.4445431649445974">
            <text:p>0.4445431649445974</text:p>
          </table:table-cell>
          <table:table-cell office:value-type="float" office:value="0.5028079566574595">
            <text:p>0.5028079566574595</text:p>
          </table:table-cell>
          <table:table-cell office:value-type="float" office:value="0.532653894578873">
            <text:p>0.532653894578873</text:p>
          </table:table-cell>
          <table:table-cell office:value-type="float" office:value="0.552745555598187">
            <text:p>0.552745555598187</text:p>
          </table:table-cell>
          <table:table-cell office:value-type="float" office:value="0.5619340593809038">
            <text:p>0.5619340593809038</text:p>
          </table:table-cell>
          <table:table-cell office:value-type="float" office:value="0.5654568688654319">
            <text:p>0.5654568688654319</text:p>
          </table:table-cell>
          <table:table-cell office:value-type="float" office:value="0.5632623124889045">
            <text:p>0.5632623124889045</text:p>
          </table:table-cell>
          <table:table-cell office:value-type="float" office:value="0.5562896123354809">
            <text:p>0.5562896123354809</text:p>
          </table:table-cell>
          <table:table-cell office:value-type="float" office:value="0.5516441285760736">
            <text:p>0.5516441285760736</text:p>
          </table:table-cell>
          <table:table-cell office:value-type="float" office:value="0.5536259898441963">
            <text:p>0.5536259898441963</text:p>
          </table:table-cell>
          <table:table-cell office:value-type="float" office:value="0.5712293696825697">
            <text:p>0.5712293696825697</text:p>
          </table:table-cell>
          <table:table-cell office:value-type="float" office:value="0.5888414130702878">
            <text:p>0.5888414130702878</text:p>
          </table:table-cell>
          <table:table-cell office:value-type="float" office:value="0.589937856814615">
            <text:p>0.589937856814615</text:p>
          </table:table-cell>
          <table:table-cell office:value-type="float" office:value="0.579366205306828">
            <text:p>0.579366205306828</text:p>
          </table:table-cell>
          <table:table-cell office:value-type="float" office:value="0.5564029933117699">
            <text:p>0.5564029933117699</text:p>
          </table:table-cell>
          <table:table-cell office:value-type="float" office:value="0.5181648357391814">
            <text:p>0.5181648357391814</text:p>
          </table:table-cell>
          <table:table-cell office:value-type="float" office:value="0.46358441950294255">
            <text:p>0.4635844195029425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34694484612531273">
            <text:p>0.34694484612531273</text:p>
          </table:table-cell>
          <table:table-cell office:value-type="float" office:value="0.3362702942255487">
            <text:p>0.3362702942255487</text:p>
          </table:table-cell>
          <table:table-cell office:value-type="float" office:value="0.3363393135770158">
            <text:p>0.3363393135770158</text:p>
          </table:table-cell>
          <table:table-cell office:value-type="float" office:value="0.3249589860126667">
            <text:p>0.3249589860126667</text:p>
          </table:table-cell>
          <table:table-cell office:value-type="float" office:value="0.31903096577436485">
            <text:p>0.31903096577436485</text:p>
          </table:table-cell>
          <table:table-cell office:value-type="float" office:value="0.31082281260366734">
            <text:p>0.31082281260366734</text:p>
          </table:table-cell>
          <table:table-cell office:value-type="float" office:value="0.3252208995564503">
            <text:p>0.3252208995564503</text:p>
          </table:table-cell>
          <table:table-cell office:value-type="float" office:value="0.37049076948033055">
            <text:p>0.37049076948033055</text:p>
          </table:table-cell>
          <table:table-cell office:value-type="float" office:value="0.4190497604120664">
            <text:p>0.4190497604120664</text:p>
          </table:table-cell>
          <table:table-cell office:value-type="float" office:value="0.4439239354716358">
            <text:p>0.4439239354716358</text:p>
          </table:table-cell>
          <table:table-cell office:value-type="float" office:value="0.4606687097436942">
            <text:p>0.4606687097436942</text:p>
          </table:table-cell>
          <table:table-cell office:value-type="float" office:value="0.46832658440082897">
            <text:p>0.46832658440082897</text:p>
          </table:table-cell>
          <table:table-cell office:value-type="float" office:value="0.47126256115084464">
            <text:p>0.47126256115084464</text:p>
          </table:table-cell>
          <table:table-cell office:value-type="float" office:value="0.46943357592573287">
            <text:p>0.46943357592573287</text:p>
          </table:table-cell>
          <table:table-cell office:value-type="float" office:value="0.463622394360227">
            <text:p>0.463622394360227</text:p>
          </table:table-cell>
          <table:table-cell office:value-type="float" office:value="0.4597507594137182">
            <text:p>0.4597507594137182</text:p>
          </table:table-cell>
          <table:table-cell office:value-type="float" office:value="0.4614024804705958">
            <text:p>0.4614024804705958</text:p>
          </table:table-cell>
          <table:table-cell office:value-type="float" office:value="0.47607347365207237">
            <text:p>0.47607347365207237</text:p>
          </table:table-cell>
          <table:table-cell office:value-type="float" office:value="0.4907516872011427">
            <text:p>0.4907516872011427</text:p>
          </table:table-cell>
          <table:table-cell office:value-type="float" office:value="0.49166548437217383">
            <text:p>0.49166548437217383</text:p>
          </table:table-cell>
          <table:table-cell office:value-type="float" office:value="0.482854867967159">
            <text:p>0.482854867967159</text:p>
          </table:table-cell>
          <table:table-cell office:value-type="float" office:value="0.46371688823272833">
            <text:p>0.46371688823272833</text:p>
          </table:table-cell>
          <table:table-cell office:value-type="float" office:value="0.4318484769293093">
            <text:p>0.4318484769293093</text:p>
          </table:table-cell>
          <table:table-cell office:value-type="float" office:value="0.38636011493314426">
            <text:p>0.38636011493314426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7539515727758176">
            <text:p>0.7539515727758176</text:p>
          </table:table-cell>
          <table:table-cell office:value-type="float" office:value="0.7307545278178494">
            <text:p>0.7307545278178494</text:p>
          </table:table-cell>
          <table:table-cell office:value-type="float" office:value="0.730904514909954">
            <text:p>0.730904514909954</text:p>
          </table:table-cell>
          <table:table-cell office:value-type="float" office:value="0.70617373720373">
            <text:p>0.70617373720373</text:p>
          </table:table-cell>
          <table:table-cell office:value-type="float" office:value="0.6932914585590724">
            <text:p>0.6932914585590724</text:p>
          </table:table-cell>
          <table:table-cell office:value-type="float" office:value="0.675454185396649">
            <text:p>0.675454185396649</text:p>
          </table:table-cell>
          <table:table-cell office:value-type="float" office:value="0.7067429058496167">
            <text:p>0.7067429058496167</text:p>
          </table:table-cell>
          <table:table-cell office:value-type="float" office:value="0.8051196075347585">
            <text:p>0.8051196075347585</text:p>
          </table:table-cell>
          <table:table-cell office:value-type="float" office:value="0.910643952381676">
            <text:p>0.910643952381676</text:p>
          </table:table-cell>
          <table:table-cell office:value-type="float" office:value="0.9646984328476872">
            <text:p>0.9646984328476872</text:p>
          </table:table-cell>
          <table:table-cell office:value-type="float" office:value="1.0010867782552857">
            <text:p>1.0010867782552857</text:p>
          </table:table-cell>
          <table:table-cell office:value-type="float" office:value="1.0177282320954208">
            <text:p>1.0177282320954208</text:p>
          </table:table-cell>
          <table:table-cell office:value-type="float" office:value="1.0241084516404826">
            <text:p>1.0241084516404826</text:p>
          </table:table-cell>
          <table:table-cell office:value-type="float" office:value="1.0201338536533457">
            <text:p>1.0201338536533457</text:p>
          </table:table-cell>
          <table:table-cell office:value-type="float" office:value="1.0075054790574143">
            <text:p>1.0075054790574143</text:p>
          </table:table-cell>
          <table:table-cell office:value-type="float" office:value="0.999091965238911">
            <text:p>0.999091965238911</text:p>
          </table:table-cell>
          <table:table-cell office:value-type="float" office:value="1.0026813475356289">
            <text:p>1.0026813475356289</text:p>
          </table:table-cell>
          <table:table-cell office:value-type="float" office:value="1.0345631250195386">
            <text:p>1.0345631250195386</text:p>
          </table:table-cell>
          <table:table-cell office:value-type="float" office:value="1.0664605932034685">
            <text:p>1.0664605932034685</text:p>
          </table:table-cell>
          <table:table-cell office:value-type="float" office:value="1.0684463809215807">
            <text:p>1.0684463809215807</text:p>
          </table:table-cell>
          <table:table-cell office:value-type="float" office:value="1.049299884958687">
            <text:p>1.049299884958687</text:p>
          </table:table-cell>
          <table:table-cell office:value-type="float" office:value="1.0077108252517326">
            <text:p>1.0077108252517326</text:p>
          </table:table-cell>
          <table:table-cell office:value-type="float" office:value="0.9384570545374051">
            <text:p>0.9384570545374051</text:p>
          </table:table-cell>
          <table:table-cell office:value-type="float" office:value="0.8396055441229306">
            <text:p>0.839605544122930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379296845980143">
            <text:p>0.379296845980143</text:p>
          </table:table-cell>
          <table:table-cell office:value-type="float" office:value="0.367626910792896">
            <text:p>0.367626910792896</text:p>
          </table:table-cell>
          <table:table-cell office:value-type="float" office:value="0.3677023660781246">
            <text:p>0.3677023660781246</text:p>
          </table:table-cell>
          <table:table-cell office:value-type="float" office:value="0.355260842880459">
            <text:p>0.355260842880459</text:p>
          </table:table-cell>
          <table:table-cell office:value-type="float" office:value="0.3487800451271412">
            <text:p>0.3487800451271412</text:p>
          </table:table-cell>
          <table:table-cell office:value-type="float" office:value="0.3398064960350098">
            <text:p>0.3398064960350098</text:p>
          </table:table-cell>
          <table:table-cell office:value-type="float" office:value="0.355547179403932">
            <text:p>0.355547179403932</text:p>
          </table:table-cell>
          <table:table-cell office:value-type="float" office:value="0.4050383854899209">
            <text:p>0.4050383854899209</text:p>
          </table:table-cell>
          <table:table-cell office:value-type="float" office:value="0.45812541736280044">
            <text:p>0.45812541736280044</text:p>
          </table:table-cell>
          <table:table-cell office:value-type="float" office:value="0.48531906572454897">
            <text:p>0.48531906572454897</text:p>
          </table:table-cell>
          <table:table-cell office:value-type="float" office:value="0.5036252608992914">
            <text:p>0.5036252608992914</text:p>
          </table:table-cell>
          <table:table-cell office:value-type="float" office:value="0.5119972189692887">
            <text:p>0.5119972189692887</text:p>
          </table:table-cell>
          <table:table-cell office:value-type="float" office:value="0.5152069704141895">
            <text:p>0.5152069704141895</text:p>
          </table:table-cell>
          <table:table-cell office:value-type="float" office:value="0.5132074355169958">
            <text:p>0.5132074355169958</text:p>
          </table:table-cell>
          <table:table-cell office:value-type="float" office:value="0.5068543714382806">
            <text:p>0.5068543714382806</text:p>
          </table:table-cell>
          <table:table-cell office:value-type="float" office:value="0.502621713307175">
            <text:p>0.502621713307175</text:p>
          </table:table-cell>
          <table:table-cell office:value-type="float" office:value="0.5044274544626048">
            <text:p>0.5044274544626048</text:p>
          </table:table-cell>
          <table:table-cell office:value-type="float" office:value="0.5204664920885446">
            <text:p>0.5204664920885446</text:p>
          </table:table-cell>
          <table:table-cell office:value-type="float" office:value="0.5365134233687244">
            <text:p>0.5365134233687244</text:p>
          </table:table-cell>
          <table:table-cell office:value-type="float" office:value="0.5375124305270931">
            <text:p>0.5375124305270931</text:p>
          </table:table-cell>
          <table:table-cell office:value-type="float" office:value="0.5278802395581685">
            <text:p>0.5278802395581685</text:p>
          </table:table-cell>
          <table:table-cell office:value-type="float" office:value="0.5069576766990573">
            <text:p>0.5069576766990573</text:p>
          </table:table-cell>
          <table:table-cell office:value-type="float" office:value="0.4721175918014739">
            <text:p>0.4721175918014739</text:p>
          </table:table-cell>
          <table:table-cell office:value-type="float" office:value="0.42238751963975374">
            <text:p>0.42238751963975374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8670050292221672">
            <text:p>0.08670050292221672</text:p>
          </table:table-cell>
          <table:table-cell office:value-type="float" office:value="0.08403296360432609">
            <text:p>0.08403296360432609</text:p>
          </table:table-cell>
          <table:table-cell office:value-type="float" office:value="0.0840502113385131">
            <text:p>0.0840502113385131</text:p>
          </table:table-cell>
          <table:table-cell office:value-type="float" office:value="0.08120630074503435">
            <text:p>0.08120630074503435</text:p>
          </table:table-cell>
          <table:table-cell office:value-type="float" office:value="0.0797249058151666">
            <text:p>0.0797249058151666</text:p>
          </table:table-cell>
          <table:table-cell office:value-type="float" office:value="0.07767371233035265">
            <text:p>0.07767371233035265</text:p>
          </table:table-cell>
          <table:table-cell office:value-type="float" office:value="0.08127175217404899">
            <text:p>0.08127175217404899</text:p>
          </table:table-cell>
          <table:table-cell office:value-type="float" office:value="0.09258456034358217">
            <text:p>0.09258456034358217</text:p>
          </table:table-cell>
          <table:table-cell office:value-type="float" office:value="0.10471931023883242">
            <text:p>0.10471931023883242</text:p>
          </table:table-cell>
          <table:table-cell office:value-type="float" office:value="0.11093529387866734">
            <text:p>0.11093529387866734</text:p>
          </table:table-cell>
          <table:table-cell office:value-type="float" office:value="0.11511976402405193">
            <text:p>0.11511976402405193</text:p>
          </table:table-cell>
          <table:table-cell office:value-type="float" office:value="0.11703344451679838">
            <text:p>0.11703344451679838</text:p>
          </table:table-cell>
          <table:table-cell office:value-type="float" office:value="0.11776713652472717">
            <text:p>0.11776713652472717</text:p>
          </table:table-cell>
          <table:table-cell office:value-type="float" office:value="0.1173100784631205">
            <text:p>0.1173100784631205</text:p>
          </table:table-cell>
          <table:table-cell office:value-type="float" office:value="0.11585788117606331">
            <text:p>0.11585788117606331</text:p>
          </table:table-cell>
          <table:table-cell office:value-type="float" office:value="0.11489037091977236">
            <text:p>0.11489037091977236</text:p>
          </table:table-cell>
          <table:table-cell office:value-type="float" office:value="0.11530313118388294">
            <text:p>0.11530313118388294</text:p>
          </table:table-cell>
          <table:table-cell office:value-type="float" office:value="0.11896936949642123">
            <text:p>0.11896936949642123</text:p>
          </table:table-cell>
          <table:table-cell office:value-type="float" office:value="0.1226374121577163">
            <text:p>0.1226374121577163</text:p>
          </table:table-cell>
          <table:table-cell office:value-type="float" office:value="0.12286576739971573">
            <text:p>0.12286576739971573</text:p>
          </table:table-cell>
          <table:table-cell office:value-type="float" office:value="0.12066402011365407">
            <text:p>0.12066402011365407</text:p>
          </table:table-cell>
          <table:table-cell office:value-type="float" office:value="0.11588149491859467">
            <text:p>0.11588149491859467</text:p>
          </table:table-cell>
          <table:table-cell office:value-type="float" office:value="0.10791767208566921">
            <text:p>0.10791767208566921</text:p>
          </table:table-cell>
          <table:table-cell office:value-type="float" office:value="0.09655026338592758">
            <text:p>0.09655026338592758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6071177721101848">
            <text:p>0.6071177721101848</text:p>
          </table:table-cell>
          <table:table-cell office:value-type="float" office:value="0.5884384049426491">
            <text:p>0.5884384049426491</text:p>
          </table:table-cell>
          <table:table-cell office:value-type="float" office:value="0.5885591817040365">
            <text:p>0.5885591817040365</text:p>
          </table:table-cell>
          <table:table-cell office:value-type="float" office:value="0.5686447797640337">
            <text:p>0.5686447797640337</text:p>
          </table:table-cell>
          <table:table-cell office:value-type="float" office:value="0.5582713544767139">
            <text:p>0.5582713544767139</text:p>
          </table:table-cell>
          <table:table-cell office:value-type="float" office:value="0.5439079312358539">
            <text:p>0.5439079312358539</text:p>
          </table:table-cell>
          <table:table-cell office:value-type="float" office:value="0.5691031015087237">
            <text:p>0.5691031015087237</text:p>
          </table:table-cell>
          <table:table-cell office:value-type="float" office:value="0.6483207145640785">
            <text:p>0.6483207145640785</text:p>
          </table:table-cell>
          <table:table-cell office:value-type="float" office:value="0.733293950856931">
            <text:p>0.733293950856931</text:p>
          </table:table-cell>
          <table:table-cell office:value-type="float" office:value="0.7768211970861211">
            <text:p>0.7768211970861211</text:p>
          </table:table-cell>
          <table:table-cell office:value-type="float" office:value="0.8061228286395935">
            <text:p>0.8061228286395935</text:p>
          </table:table-cell>
          <table:table-cell office:value-type="float" office:value="0.8195233211180423">
            <text:p>0.8195233211180423</text:p>
          </table:table-cell>
          <table:table-cell office:value-type="float" office:value="0.8246609782509932">
            <text:p>0.8246609782509932</text:p>
          </table:table-cell>
          <table:table-cell office:value-type="float" office:value="0.8214604423517188">
            <text:p>0.8214604423517188</text:p>
          </table:table-cell>
          <table:table-cell office:value-type="float" office:value="0.8112914727164051">
            <text:p>0.8112914727164051</text:p>
          </table:table-cell>
          <table:table-cell office:value-type="float" office:value="0.8045165100403507">
            <text:p>0.8045165100403507</text:p>
          </table:table-cell>
          <table:table-cell office:value-type="float" office:value="0.8074068518897769">
            <text:p>0.8074068518897769</text:p>
          </table:table-cell>
          <table:table-cell office:value-type="float" office:value="0.8330795799745278">
            <text:p>0.8330795799745278</text:p>
          </table:table-cell>
          <table:table-cell office:value-type="float" office:value="0.8587649429594293">
            <text:p>0.8587649429594293</text:p>
          </table:table-cell>
          <table:table-cell office:value-type="float" office:value="0.8603639939579767">
            <text:p>0.8603639939579767</text:p>
          </table:table-cell>
          <table:table-cell office:value-type="float" office:value="0.8449463220643924">
            <text:p>0.8449463220643924</text:p>
          </table:table-cell>
          <table:table-cell office:value-type="float" office:value="0.8114568272676888">
            <text:p>0.8114568272676888</text:p>
          </table:table-cell>
          <table:table-cell office:value-type="float" office:value="0.7556903874796329">
            <text:p>0.7556903874796329</text:p>
          </table:table-cell>
          <table:table-cell office:value-type="float" office:value="0.6760904357856429">
            <text:p>0.6760904357856429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8927915276064758">
            <text:p>0.8927915276064758</text:p>
          </table:table-cell>
          <table:table-cell office:value-type="float" office:value="0.8683871233328075">
            <text:p>0.8683871233328075</text:p>
          </table:table-cell>
          <table:table-cell office:value-type="float" office:value="0.7900919295366367">
            <text:p>0.7900919295366367</text:p>
          </table:table-cell>
          <table:table-cell office:value-type="float" office:value="0.7606424948951738">
            <text:p>0.7606424948951738</text:p>
          </table:table-cell>
          <table:table-cell office:value-type="float" office:value="0.7005174381615118">
            <text:p>0.7005174381615118</text:p>
          </table:table-cell>
          <table:table-cell office:value-type="float" office:value="0.7053152600910919">
            <text:p>0.7053152600910919</text:p>
          </table:table-cell>
          <table:table-cell office:value-type="float" office:value="0.7855292509390946">
            <text:p>0.7855292509390946</text:p>
          </table:table-cell>
          <table:table-cell office:value-type="float" office:value="0.5985874990059258">
            <text:p>0.5985874990059258</text:p>
          </table:table-cell>
          <table:table-cell office:value-type="float" office:value="0.6607728795928864">
            <text:p>0.6607728795928864</text:p>
          </table:table-cell>
          <table:table-cell office:value-type="float" office:value="0.7143264726317898">
            <text:p>0.7143264726317898</text:p>
          </table:table-cell>
          <table:table-cell office:value-type="float" office:value="0.7095589158160891">
            <text:p>0.7095589158160891</text:p>
          </table:table-cell>
          <table:table-cell office:value-type="float" office:value="0.7179502895350524">
            <text:p>0.7179502895350524</text:p>
          </table:table-cell>
          <table:table-cell office:value-type="float" office:value="0.7328645453524351">
            <text:p>0.7328645453524351</text:p>
          </table:table-cell>
          <table:table-cell office:value-type="float" office:value="0.7329509698467154">
            <text:p>0.7329509698467154</text:p>
          </table:table-cell>
          <table:table-cell office:value-type="float" office:value="0.7188556368820908">
            <text:p>0.7188556368820908</text:p>
          </table:table-cell>
          <table:table-cell office:value-type="float" office:value="0.724504753236838">
            <text:p>0.724504753236838</text:p>
          </table:table-cell>
          <table:table-cell office:value-type="float" office:value="0.7327934147268653">
            <text:p>0.7327934147268653</text:p>
          </table:table-cell>
          <table:table-cell office:value-type="float" office:value="0.7819446595395292">
            <text:p>0.7819446595395292</text:p>
          </table:table-cell>
          <table:table-cell office:value-type="float" office:value="0.766548583911203">
            <text:p>0.766548583911203</text:p>
          </table:table-cell>
          <table:table-cell office:value-type="float" office:value="0.7647193912031739">
            <text:p>0.7647193912031739</text:p>
          </table:table-cell>
          <table:table-cell office:value-type="float" office:value="0.7697378367038035">
            <text:p>0.7697378367038035</text:p>
          </table:table-cell>
          <table:table-cell office:value-type="float" office:value="0.7382813580703914">
            <text:p>0.7382813580703914</text:p>
          </table:table-cell>
          <table:table-cell office:value-type="float" office:value="0.9235995149215401">
            <text:p>0.9235995149215401</text:p>
          </table:table-cell>
          <table:table-cell office:value-type="float" office:value="0.899573228113854">
            <text:p>0.899573228113854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6349039526047262">
            <text:p>0.6349039526047262</text:p>
          </table:table-cell>
          <table:table-cell office:value-type="float" office:value="0.618434049547617">
            <text:p>0.618434049547617</text:p>
          </table:table-cell>
          <table:table-cell office:value-type="float" office:value="0.5400875529770224">
            <text:p>0.5400875529770224</text:p>
          </table:table-cell>
          <table:table-cell office:value-type="float" office:value="0.5190972296642681">
            <text:p>0.5190972296642681</text:p>
          </table:table-cell>
          <table:table-cell office:value-type="float" office:value="0.4633785296783439">
            <text:p>0.4633785296783439</text:p>
          </table:table-cell>
          <table:table-cell office:value-type="float" office:value="0.4742775539750263">
            <text:p>0.4742775539750263</text:p>
          </table:table-cell>
          <table:table-cell office:value-type="float" office:value="0.5437893027508816">
            <text:p>0.5437893027508816</text:p>
          </table:table-cell>
          <table:table-cell office:value-type="float" office:value="0.32319800361822">
            <text:p>0.32319800361822</text:p>
          </table:table-cell>
          <table:table-cell office:value-type="float" office:value="0.34928900045579875">
            <text:p>0.34928900045579875</text:p>
          </table:table-cell>
          <table:table-cell office:value-type="float" office:value="0.3843533703287684">
            <text:p>0.3843533703287684</text:p>
          </table:table-cell>
          <table:table-cell office:value-type="float" office:value="0.3671392552799667">
            <text:p>0.3671392552799667</text:p>
          </table:table-cell>
          <table:table-cell office:value-type="float" office:value="0.3698384541560076">
            <text:p>0.3698384541560076</text:p>
          </table:table-cell>
          <table:table-cell office:value-type="float" office:value="0.3825703690832515">
            <text:p>0.3825703690832515</text:p>
          </table:table-cell>
          <table:table-cell office:value-type="float" office:value="0.3840162965927386">
            <text:p>0.3840162965927386</text:p>
          </table:table-cell>
          <table:table-cell office:value-type="float" office:value="0.37424047302149327">
            <text:p>0.37424047302149327</text:p>
          </table:table-cell>
          <table:table-cell office:value-type="float" office:value="0.3827674143642693">
            <text:p>0.3827674143642693</text:p>
          </table:table-cell>
          <table:table-cell office:value-type="float" office:value="0.3898283350687094">
            <text:p>0.3898283350687094</text:p>
          </table:table-cell>
          <table:table-cell office:value-type="float" office:value="0.42807448387925273">
            <text:p>0.42807448387925273</text:p>
          </table:table-cell>
          <table:table-cell office:value-type="float" office:value="0.40176794527733545">
            <text:p>0.40176794527733545</text:p>
          </table:table-cell>
          <table:table-cell office:value-type="float" office:value="0.39925951799034615">
            <text:p>0.39925951799034615</text:p>
          </table:table-cell>
          <table:table-cell office:value-type="float" office:value="0.41082698280725827">
            <text:p>0.41082698280725827</text:p>
          </table:table-cell>
          <table:table-cell office:value-type="float" office:value="0.39359595596903557">
            <text:p>0.39359595596903557</text:p>
          </table:table-cell>
          <table:table-cell office:value-type="float" office:value="0.6026022217573288">
            <text:p>0.6026022217573288</text:p>
          </table:table-cell>
          <table:table-cell office:value-type="float" office:value="0.6123878894922852">
            <text:p>0.6123878894922852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5771274230626564">
            <text:p>0.5771274230626564</text:p>
          </table:table-cell>
          <table:table-cell office:value-type="float" office:value="0.5624351471127738">
            <text:p>0.5624351471127738</text:p>
          </table:table-cell>
          <table:table-cell office:value-type="float" office:value="0.48407715678850793">
            <text:p>0.48407715678850793</text:p>
          </table:table-cell>
          <table:table-cell office:value-type="float" office:value="0.4649819930063327">
            <text:p>0.4649819930063327</text:p>
          </table:table-cell>
          <table:table-cell office:value-type="float" office:value="0.4102504828871824">
            <text:p>0.4102504828871824</text:p>
          </table:table-cell>
          <table:table-cell office:value-type="float" office:value="0.4225164063018343">
            <text:p>0.4225164063018343</text:p>
          </table:table-cell>
          <table:table-cell office:value-type="float" office:value="0.48963044977822445">
            <text:p>0.48963044977822445</text:p>
          </table:table-cell>
          <table:table-cell office:value-type="float" office:value="0.2615003847401659">
            <text:p>0.2615003847401659</text:p>
          </table:table-cell>
          <table:table-cell office:value-type="float" office:value="0.27950488020603254">
            <text:p>0.27950488020603254</text:p>
          </table:table-cell>
          <table:table-cell office:value-type="float" office:value="0.3104269677358179">
            <text:p>0.3104269677358179</text:p>
          </table:table-cell>
          <table:table-cell office:value-type="float" office:value="0.2904243548718464">
            <text:p>0.2904243548718464</text:p>
          </table:table-cell>
          <table:table-cell office:value-type="float" office:value="0.29184829220041447">
            <text:p>0.29184829220041447</text:p>
          </table:table-cell>
          <table:table-cell office:value-type="float" office:value="0.3040912805754217">
            <text:p>0.3040912805754217</text:p>
          </table:table-cell>
          <table:table-cell office:value-type="float" office:value="0.30584178796286643">
            <text:p>0.30584178796286643</text:p>
          </table:table-cell>
          <table:table-cell office:value-type="float" office:value="0.2970336971801135">
            <text:p>0.2970336971801135</text:p>
          </table:table-cell>
          <table:table-cell office:value-type="float" office:value="0.30620537970685974">
            <text:p>0.30620537970685974</text:p>
          </table:table-cell>
          <table:table-cell office:value-type="float" office:value="0.31299124023529856">
            <text:p>0.31299124023529856</text:p>
          </table:table-cell>
          <table:table-cell office:value-type="float" office:value="0.34879423682603616">
            <text:p>0.34879423682603616</text:p>
          </table:table-cell>
          <table:table-cell office:value-type="float" office:value="0.32004334360057135">
            <text:p>0.32004334360057135</text:p>
          </table:table-cell>
          <table:table-cell office:value-type="float" office:value="0.3173827421860869">
            <text:p>0.3173827421860869</text:p>
          </table:table-cell>
          <table:table-cell office:value-type="float" office:value="0.33041743398358014">
            <text:p>0.33041743398358014</text:p>
          </table:table-cell>
          <table:table-cell office:value-type="float" office:value="0.31637344411636414">
            <text:p>0.31637344411636414</text:p>
          </table:table-cell>
          <table:table-cell office:value-type="float" office:value="0.5306867384646546">
            <text:p>0.5306867384646546</text:p>
          </table:table-cell>
          <table:table-cell office:value-type="float" office:value="0.5480475574665715">
            <text:p>0.5480475574665715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4563560244423115">
            <text:p>0.04563560244423115</text:p>
          </table:table-cell>
          <table:table-cell office:value-type="float" office:value="0.04423151873407269">
            <text:p>0.04423151873407269</text:p>
          </table:table-cell>
          <table:table-cell office:value-type="float" office:value="0.04424059723666384">
            <text:p>0.04424059723666384</text:p>
          </table:table-cell>
          <table:table-cell office:value-type="float" office:value="0.042743678892979364">
            <text:p>0.042743678892979364</text:p>
          </table:table-cell>
          <table:table-cell office:value-type="float" office:value="0.04196393312676391">
            <text:p>0.04196393312676391</text:p>
          </table:table-cell>
          <table:table-cell office:value-type="float" office:value="0.040884268681297575">
            <text:p>0.040884268681297575</text:p>
          </table:table-cell>
          <table:table-cell office:value-type="float" office:value="0.042778129851085124">
            <text:p>0.042778129851085124</text:p>
          </table:table-cell>
          <table:table-cell office:value-type="float" office:value="0.048732729867832704">
            <text:p>0.048732729867832704</text:p>
          </table:table-cell>
          <table:table-cell office:value-type="float" office:value="0.055119966427194446">
            <text:p>0.055119966427194446</text:p>
          </table:table-cell>
          <table:table-cell office:value-type="float" office:value="0.05839180625079774">
            <text:p>0.05839180625079774</text:p>
          </table:table-cell>
          <table:table-cell office:value-type="float" office:value="0.06059434037180329">
            <text:p>0.06059434037180329</text:p>
          </table:table-cell>
          <table:table-cell office:value-type="float" office:value="0.06160162359656857">
            <text:p>0.06160162359656857</text:p>
          </table:table-cell>
          <table:table-cell office:value-type="float" office:value="0.06198780909332843">
            <text:p>0.06198780909332843</text:p>
          </table:table-cell>
          <table:table-cell office:value-type="float" office:value="0.06174723240357003">
            <text:p>0.06174723240357003</text:p>
          </table:table-cell>
          <table:table-cell office:value-type="float" office:value="0.06098285508361168">
            <text:p>0.06098285508361168</text:p>
          </table:table-cell>
          <table:table-cell office:value-type="float" office:value="0.060473597213949466">
            <text:p>0.060473597213949466</text:p>
          </table:table-cell>
          <table:table-cell office:value-type="float" office:value="0.060690857352966435">
            <text:p>0.060690857352966435</text:p>
          </table:table-cell>
          <table:table-cell office:value-type="float" office:value="0.06262061541038984">
            <text:p>0.06262061541038984</text:p>
          </table:table-cell>
          <table:table-cell office:value-type="float" office:value="0.06455132320327905">
            <text:p>0.06455132320327905</text:p>
          </table:table-cell>
          <table:table-cell office:value-type="float" office:value="0.06467152007283221">
            <text:p>0.06467152007283221</text:p>
          </table:table-cell>
          <table:table-cell office:value-type="float" office:value="0.06351261025751642">
            <text:p>0.06351261025751642</text:p>
          </table:table-cell>
          <table:table-cell office:value-type="float" office:value="0.06099528439290111">
            <text:p>0.06099528439290111</text:p>
          </table:table-cell>
          <table:table-cell office:value-type="float" office:value="0.05680345342894789">
            <text:p>0.05680345342894789</text:p>
          </table:table-cell>
          <table:table-cell office:value-type="float" office:value="0.050820113923894315">
            <text:p>0.05082011392389431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10833992004365968">
            <text:p>0.10833992004365968</text:p>
          </table:table-cell>
          <table:table-cell office:value-type="float" office:value="0.1050065945533465">
            <text:p>0.1050065945533465</text:p>
          </table:table-cell>
          <table:table-cell office:value-type="float" office:value="0.10502814711740066">
            <text:p>0.10502814711740066</text:p>
          </table:table-cell>
          <table:table-cell office:value-type="float" office:value="0.1014744301731608">
            <text:p>0.1014744301731608</text:p>
          </table:table-cell>
          <table:table-cell office:value-type="float" office:value="0.09962329664053354">
            <text:p>0.09962329664053354</text:p>
          </table:table-cell>
          <table:table-cell office:value-type="float" office:value="0.09706014959237627">
            <text:p>0.09706014959237627</text:p>
          </table:table-cell>
          <table:table-cell office:value-type="float" office:value="0.10155621750249783">
            <text:p>0.10155621750249783</text:p>
          </table:table-cell>
          <table:table-cell office:value-type="float" office:value="0.11569256840297701">
            <text:p>0.11569256840297701</text:p>
          </table:table-cell>
          <table:table-cell office:value-type="float" office:value="0.13085600793435656">
            <text:p>0.13085600793435656</text:p>
          </table:table-cell>
          <table:table-cell office:value-type="float" office:value="0.13862342735909225">
            <text:p>0.13862342735909225</text:p>
          </table:table-cell>
          <table:table-cell office:value-type="float" office:value="0.14385229161819305">
            <text:p>0.14385229161819305</text:p>
          </table:table-cell>
          <table:table-cell office:value-type="float" office:value="0.14624360406258935">
            <text:p>0.14624360406258935</text:p>
          </table:table-cell>
          <table:table-cell office:value-type="float" office:value="0.14716041689292475">
            <text:p>0.14716041689292475</text:p>
          </table:table-cell>
          <table:table-cell office:value-type="float" office:value="0.14658928256058848">
            <text:p>0.14658928256058848</text:p>
          </table:table-cell>
          <table:table-cell office:value-type="float" office:value="0.14477463405608604">
            <text:p>0.14477463405608604</text:p>
          </table:table-cell>
          <table:table-cell office:value-type="float" office:value="0.1435656447160582">
            <text:p>0.1435656447160582</text:p>
          </table:table-cell>
          <table:table-cell office:value-type="float" office:value="0.14408142504608842">
            <text:p>0.14408142504608842</text:p>
          </table:table-cell>
          <table:table-cell office:value-type="float" office:value="0.14866271295393052">
            <text:p>0.14866271295393052</text:p>
          </table:table-cell>
          <table:table-cell office:value-type="float" office:value="0.15324625555457594">
            <text:p>0.15324625555457594</text:p>
          </table:table-cell>
          <table:table-cell office:value-type="float" office:value="0.1535316055563172">
            <text:p>0.1535316055563172</text:p>
          </table:table-cell>
          <table:table-cell office:value-type="float" office:value="0.15078032826393145">
            <text:p>0.15078032826393145</text:p>
          </table:table-cell>
          <table:table-cell office:value-type="float" office:value="0.14480414150865617">
            <text:p>0.14480414150865617</text:p>
          </table:table-cell>
          <table:table-cell office:value-type="float" office:value="0.1348526429604288">
            <text:p>0.1348526429604288</text:p>
          </table:table-cell>
          <table:table-cell office:value-type="float" office:value="0.12064806388505118">
            <text:p>0.12064806388505118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156975045653239">
            <text:p>0.156975045653239</text:p>
          </table:table-cell>
          <table:table-cell office:value-type="float" office:value="0.1521453492605513">
            <text:p>0.1521453492605513</text:p>
          </table:table-cell>
          <table:table-cell office:value-type="float" office:value="0.15217657703628676">
            <text:p>0.15217657703628676</text:p>
          </table:table-cell>
          <table:table-cell office:value-type="float" office:value="0.1470275527492466">
            <text:p>0.1470275527492466</text:p>
          </table:table-cell>
          <table:table-cell office:value-type="float" office:value="0.1443454225549726">
            <text:p>0.1443454225549726</text:p>
          </table:table-cell>
          <table:table-cell office:value-type="float" office:value="0.14063164720108354">
            <text:p>0.14063164720108354</text:p>
          </table:table-cell>
          <table:table-cell office:value-type="float" office:value="0.1471460554189123">
            <text:p>0.1471460554189123</text:p>
          </table:table-cell>
          <table:table-cell office:value-type="float" office:value="0.167628388496865">
            <text:p>0.167628388496865</text:p>
          </table:table-cell>
          <table:table-cell office:value-type="float" office:value="0.18959888295300925">
            <text:p>0.18959888295300925</text:p>
          </table:table-cell>
          <table:table-cell office:value-type="float" office:value="0.20085319270618623">
            <text:p>0.20085319270618623</text:p>
          </table:table-cell>
          <table:table-cell office:value-type="float" office:value="0.20842935858720454">
            <text:p>0.20842935858720454</text:p>
          </table:table-cell>
          <table:table-cell office:value-type="float" office:value="0.21189416066550443">
            <text:p>0.21189416066550443</text:p>
          </table:table-cell>
          <table:table-cell office:value-type="float" office:value="0.21322254207689545">
            <text:p>0.21322254207689545</text:p>
          </table:table-cell>
          <table:table-cell office:value-type="float" office:value="0.21239501850242024">
            <text:p>0.21239501850242024</text:p>
          </table:table-cell>
          <table:table-cell office:value-type="float" office:value="0.20976575191514643">
            <text:p>0.20976575191514643</text:p>
          </table:table-cell>
          <table:table-cell office:value-type="float" office:value="0.2080140323572154">
            <text:p>0.2080140323572154</text:p>
          </table:table-cell>
          <table:table-cell office:value-type="float" office:value="0.20876135283539937">
            <text:p>0.20876135283539937</text:p>
          </table:table-cell>
          <table:table-cell office:value-type="float" office:value="0.21539923735843045">
            <text:p>0.21539923735843045</text:p>
          </table:table-cell>
          <table:table-cell office:value-type="float" office:value="0.22204038873365717">
            <text:p>0.22204038873365717</text:p>
          </table:table-cell>
          <table:table-cell office:value-type="float" office:value="0.2224538358686775">
            <text:p>0.2224538358686775</text:p>
          </table:table-cell>
          <table:table-cell office:value-type="float" office:value="0.21846747628485275">
            <text:p>0.21846747628485275</text:p>
          </table:table-cell>
          <table:table-cell office:value-type="float" office:value="0.2098085056269119">
            <text:p>0.2098085056269119</text:p>
          </table:table-cell>
          <table:table-cell office:value-type="float" office:value="0.19538965670864958">
            <text:p>0.19538965670864958</text:p>
          </table:table-cell>
          <table:table-cell office:value-type="float" office:value="0.1748084669870416">
            <text:p>0.1748084669870416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20422800961951904">
            <text:p>0.20422800961951904</text:p>
          </table:table-cell>
          <table:table-cell office:value-type="float" office:value="0.19895216607623598">
            <text:p>0.19895216607623598</text:p>
          </table:table-cell>
          <table:table-cell office:value-type="float" office:value="0.17318751362843832">
            <text:p>0.17318751362843832</text:p>
          </table:table-cell>
          <table:table-cell office:value-type="float" office:value="0.16643442699884206">
            <text:p>0.16643442699884206</text:p>
          </table:table-cell>
          <table:table-cell office:value-type="float" office:value="0.14818953487365646">
            <text:p>0.14818953487365646</text:p>
          </table:table-cell>
          <table:table-cell office:value-type="float" office:value="0.15188139970815925">
            <text:p>0.15188139970815925</text:p>
          </table:table-cell>
          <table:table-cell office:value-type="float" office:value="0.17455081839539074">
            <text:p>0.17455081839539074</text:p>
          </table:table-cell>
          <table:table-cell office:value-type="float" office:value="0.10141628781645956">
            <text:p>0.10141628781645956</text:p>
          </table:table-cell>
          <table:table-cell office:value-type="float" office:value="0.1093584651003765">
            <text:p>0.1093584651003765</text:p>
          </table:table-cell>
          <table:table-cell office:value-type="float" office:value="0.12056250990720124">
            <text:p>0.12056250990720124</text:p>
          </table:table-cell>
          <table:table-cell office:value-type="float" office:value="0.11468186410160679">
            <text:p>0.11468186410160679</text:p>
          </table:table-cell>
          <table:table-cell office:value-type="float" office:value="0.11546891459696113">
            <text:p>0.11546891459696113</text:p>
          </table:table-cell>
          <table:table-cell office:value-type="float" office:value="0.1196171681848135">
            <text:p>0.1196171681848135</text:p>
          </table:table-cell>
          <table:table-cell office:value-type="float" office:value="0.12011667061856657">
            <text:p>0.12011667061856657</text:p>
          </table:table-cell>
          <table:table-cell office:value-type="float" office:value="0.11697826626426822">
            <text:p>0.11697826626426822</text:p>
          </table:table-cell>
          <table:table-cell office:value-type="float" office:value="0.11983313921595484">
            <text:p>0.11983313921595484</text:p>
          </table:table-cell>
          <table:table-cell office:value-type="float" office:value="0.12213338744949512">
            <text:p>0.12213338744949512</text:p>
          </table:table-cell>
          <table:table-cell office:value-type="float" office:value="0.13451772902234935">
            <text:p>0.13451772902234935</text:p>
          </table:table-cell>
          <table:table-cell office:value-type="float" office:value="0.12567423592788932">
            <text:p>0.12567423592788932</text:p>
          </table:table-cell>
          <table:table-cell office:value-type="float" office:value="0.12483735554013402">
            <text:p>0.12483735554013402</text:p>
          </table:table-cell>
          <table:table-cell office:value-type="float" office:value="0.12875694437735527">
            <text:p>0.12875694437735527</text:p>
          </table:table-cell>
          <table:table-cell office:value-type="float" office:value="0.12334195257387379">
            <text:p>0.12334195257387379</text:p>
          </table:table-cell>
          <table:table-cell office:value-type="float" office:value="0.1924908296921392">
            <text:p>0.1924908296921392</text:p>
          </table:table-cell>
          <table:table-cell office:value-type="float" office:value="0.19630614114716982">
            <text:p>0.1963061411471698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1368353901144709">
            <text:p>0.1368353901144709</text:p>
          </table:table-cell>
          <table:table-cell office:value-type="float" office:value="0.13262533629809548">
            <text:p>0.13262533629809548</text:p>
          </table:table-cell>
          <table:table-cell office:value-type="float" office:value="0.13265255759850983">
            <text:p>0.13265255759850983</text:p>
          </table:table-cell>
          <table:table-cell office:value-type="float" office:value="0.1281641451626737">
            <text:p>0.1281641451626737</text:p>
          </table:table-cell>
          <table:table-cell office:value-type="float" office:value="0.1258261281234425">
            <text:p>0.1258261281234425</text:p>
          </table:table-cell>
          <table:table-cell office:value-type="float" office:value="0.12258882440276397">
            <text:p>0.12258882440276397</text:p>
          </table:table-cell>
          <table:table-cell office:value-type="float" office:value="0.12826744412312832">
            <text:p>0.12826744412312832</text:p>
          </table:table-cell>
          <table:table-cell office:value-type="float" office:value="0.14612192555049744">
            <text:p>0.14612192555049744</text:p>
          </table:table-cell>
          <table:table-cell office:value-type="float" office:value="0.16527363955321447">
            <text:p>0.16527363955321447</text:p>
          </table:table-cell>
          <table:table-cell office:value-type="float" office:value="0.17508403877390988">
            <text:p>0.17508403877390988</text:p>
          </table:table-cell>
          <table:table-cell office:value-type="float" office:value="0.1816881942916665">
            <text:p>0.1816881942916665</text:p>
          </table:table-cell>
          <table:table-cell office:value-type="float" office:value="0.18470846762288812">
            <text:p>0.18470846762288812</text:p>
          </table:table-cell>
          <table:table-cell office:value-type="float" office:value="0.18586641975401708">
            <text:p>0.18586641975401708</text:p>
          </table:table-cell>
          <table:table-cell office:value-type="float" office:value="0.18514506617408494">
            <text:p>0.18514506617408494</text:p>
          </table:table-cell>
          <table:table-cell office:value-type="float" office:value="0.18285313042284773">
            <text:p>0.18285313042284773</text:p>
          </table:table-cell>
          <table:table-cell office:value-type="float" office:value="0.18132615377453354">
            <text:p>0.18132615377453354</text:p>
          </table:table-cell>
          <table:table-cell office:value-type="float" office:value="0.18197759419136675">
            <text:p>0.18197759419136675</text:p>
          </table:table-cell>
          <table:table-cell office:value-type="float" office:value="0.18776384839797577">
            <text:p>0.18776384839797577</text:p>
          </table:table-cell>
          <table:table-cell office:value-type="float" office:value="0.19355295032469907">
            <text:p>0.19355295032469907</text:p>
          </table:table-cell>
          <table:table-cell office:value-type="float" office:value="0.1939133528318411">
            <text:p>0.1939133528318411</text:p>
          </table:table-cell>
          <table:table-cell office:value-type="float" office:value="0.19043843701627816">
            <text:p>0.19043843701627816</text:p>
          </table:table-cell>
          <table:table-cell office:value-type="float" office:value="0.1828903988995285">
            <text:p>0.1828903988995285</text:p>
          </table:table-cell>
          <table:table-cell office:value-type="float" office:value="0.17032146599352702">
            <text:p>0.17032146599352702</text:p>
          </table:table-cell>
          <table:table-cell office:value-type="float" office:value="0.15238081107696697">
            <text:p>0.15238081107696697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11405329750146635">
            <text:p>0.11405329750146635</text:p>
          </table:table-cell>
          <table:table-cell office:value-type="float" office:value="0.11054418688312068">
            <text:p>0.11054418688312068</text:p>
          </table:table-cell>
          <table:table-cell office:value-type="float" office:value="0.11056687603591887">
            <text:p>0.11056687603591887</text:p>
          </table:table-cell>
          <table:table-cell office:value-type="float" office:value="0.10682575147431621">
            <text:p>0.10682575147431621</text:p>
          </table:table-cell>
          <table:table-cell office:value-type="float" office:value="0.10487699718848523">
            <text:p>0.10487699718848523</text:p>
          </table:table-cell>
          <table:table-cell office:value-type="float" office:value="0.10217868088267956">
            <text:p>0.10217868088267956</text:p>
          </table:table-cell>
          <table:table-cell office:value-type="float" office:value="0.10691185191264928">
            <text:p>0.10691185191264928</text:p>
          </table:table-cell>
          <table:table-cell office:value-type="float" office:value="0.12179369264308115">
            <text:p>0.12179369264308115</text:p>
          </table:table-cell>
          <table:table-cell office:value-type="float" office:value="0.1377567862038017">
            <text:p>0.1377567862038017</text:p>
          </table:table-cell>
          <table:table-cell office:value-type="float" office:value="0.14593382563775242">
            <text:p>0.14593382563775242</text:p>
          </table:table-cell>
          <table:table-cell office:value-type="float" office:value="0.1514384375176372">
            <text:p>0.1514384375176372</text:p>
          </table:table-cell>
          <table:table-cell office:value-type="float" office:value="0.15395585740801196">
            <text:p>0.15395585740801196</text:p>
          </table:table-cell>
          <table:table-cell office:value-type="float" office:value="0.1549210189703374">
            <text:p>0.1549210189703374</text:p>
          </table:table-cell>
          <table:table-cell office:value-type="float" office:value="0.15431976549061197">
            <text:p>0.15431976549061197</text:p>
          </table:table-cell>
          <table:table-cell office:value-type="float" office:value="0.15240942029503526">
            <text:p>0.15240942029503526</text:p>
          </table:table-cell>
          <table:table-cell office:value-type="float" office:value="0.1511366741012169">
            <text:p>0.1511366741012169</text:p>
          </table:table-cell>
          <table:table-cell office:value-type="float" office:value="0.15167965444864953">
            <text:p>0.15167965444864953</text:p>
          </table:table-cell>
          <table:table-cell office:value-type="float" office:value="0.1565025396093776">
            <text:p>0.1565025396093776</text:p>
          </table:table-cell>
          <table:table-cell office:value-type="float" office:value="0.16132779836562822">
            <text:p>0.16132779836562822</text:p>
          </table:table-cell>
          <table:table-cell office:value-type="float" office:value="0.16162819648875226">
            <text:p>0.16162819648875226</text:p>
          </table:table-cell>
          <table:table-cell office:value-type="float" office:value="0.15873182876565525">
            <text:p>0.15873182876565525</text:p>
          </table:table-cell>
          <table:table-cell office:value-type="float" office:value="0.15244048384266495">
            <text:p>0.15244048384266495</text:p>
          </table:table-cell>
          <table:table-cell office:value-type="float" office:value="0.141964186425711">
            <text:p>0.141964186425711</text:p>
          </table:table-cell>
          <table:table-cell office:value-type="float" office:value="0.12701051946237754">
            <text:p>0.12701051946237754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24781774723236566">
            <text:p>0.24781774723236566</text:p>
          </table:table-cell>
          <table:table-cell office:value-type="float" office:value="0.24019306730396267">
            <text:p>0.24019306730396267</text:p>
          </table:table-cell>
          <table:table-cell office:value-type="float" office:value="0.24024236684072578">
            <text:p>0.24024236684072578</text:p>
          </table:table-cell>
          <table:table-cell office:value-type="float" office:value="0.23211356143761944">
            <text:p>0.23211356143761944</text:p>
          </table:table-cell>
          <table:table-cell office:value-type="float" office:value="0.22787926126740402">
            <text:p>0.22787926126740402</text:p>
          </table:table-cell>
          <table:table-cell office:value-type="float" office:value="0.22201629471690562">
            <text:p>0.22201629471690562</text:p>
          </table:table-cell>
          <table:table-cell office:value-type="float" office:value="0.23230064254032162">
            <text:p>0.23230064254032162</text:p>
          </table:table-cell>
          <table:table-cell office:value-type="float" office:value="0.2646362639145227">
            <text:p>0.2646362639145227</text:p>
          </table:table-cell>
          <table:table-cell office:value-type="float" office:value="0.29932125743719024">
            <text:p>0.29932125743719024</text:p>
          </table:table-cell>
          <table:table-cell office:value-type="float" office:value="0.31708852533688325">
            <text:p>0.31708852533688325</text:p>
          </table:table-cell>
          <table:table-cell office:value-type="float" office:value="0.32904907838835334">
            <text:p>0.32904907838835334</text:p>
          </table:table-cell>
          <table:table-cell office:value-type="float" office:value="0.33451898885773595">
            <text:p>0.33451898885773595</text:p>
          </table:table-cell>
          <table:table-cell office:value-type="float" office:value="0.33661611510774586">
            <text:p>0.33661611510774586</text:p>
          </table:table-cell>
          <table:table-cell office:value-type="float" office:value="0.33530969708980846">
            <text:p>0.33530969708980846</text:p>
          </table:table-cell>
          <table:table-cell office:value-type="float" office:value="0.3311588531144488">
            <text:p>0.3311588531144488</text:p>
          </table:table-cell>
          <table:table-cell office:value-type="float" office:value="0.3283933995812278">
            <text:p>0.3283933995812278</text:p>
          </table:table-cell>
          <table:table-cell office:value-type="float" office:value="0.32957320033613974">
            <text:p>0.32957320033613974</text:p>
          </table:table-cell>
          <table:table-cell office:value-type="float" office:value="0.3400524811800511">
            <text:p>0.3400524811800511</text:p>
          </table:table-cell>
          <table:table-cell office:value-type="float" office:value="0.3505369194293865">
            <text:p>0.3505369194293865</text:p>
          </table:table-cell>
          <table:table-cell office:value-type="float" office:value="0.35118963169440953">
            <text:p>0.35118963169440953</text:p>
          </table:table-cell>
          <table:table-cell office:value-type="float" office:value="0.34489633426225663">
            <text:p>0.34489633426225663</text:p>
          </table:table-cell>
          <table:table-cell office:value-type="float" office:value="0.3312263487376635">
            <text:p>0.3312263487376635</text:p>
          </table:table-cell>
          <table:table-cell office:value-type="float" office:value="0.30846319780664927">
            <text:p>0.30846319780664927</text:p>
          </table:table-cell>
          <table:table-cell office:value-type="float" office:value="0.27597151066653086">
            <text:p>0.2759715106665308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12469446301663134">
            <text:p>0.12469446301663134</text:p>
          </table:table-cell>
          <table:table-cell office:value-type="float" office:value="0.12085795259732558">
            <text:p>0.12085795259732558</text:p>
          </table:table-cell>
          <table:table-cell office:value-type="float" office:value="0.12088275864665893">
            <text:p>0.12088275864665893</text:p>
          </table:table-cell>
          <table:table-cell office:value-type="float" office:value="0.11679258739771838">
            <text:p>0.11679258739771838</text:p>
          </table:table-cell>
          <table:table-cell office:value-type="float" office:value="0.11466201445904517">
            <text:p>0.11466201445904517</text:p>
          </table:table-cell>
          <table:table-cell office:value-type="float" office:value="0.11171194541086941">
            <text:p>0.11171194541086941</text:p>
          </table:table-cell>
          <table:table-cell office:value-type="float" office:value="0.11688672100155643">
            <text:p>0.11688672100155643</text:p>
          </table:table-cell>
          <table:table-cell office:value-type="float" office:value="0.13315703654027514">
            <text:p>0.13315703654027514</text:p>
          </table:table-cell>
          <table:table-cell office:value-type="float" office:value="0.15060948573064334">
            <text:p>0.15060948573064334</text:p>
          </table:table-cell>
          <table:table-cell office:value-type="float" office:value="0.1595494424317575">
            <text:p>0.1595494424317575</text:p>
          </table:table-cell>
          <table:table-cell office:value-type="float" office:value="0.16556763425534948">
            <text:p>0.16556763425534948</text:p>
          </table:table-cell>
          <table:table-cell office:value-type="float" office:value="0.16831992926386288">
            <text:p>0.16831992926386288</text:p>
          </table:table-cell>
          <table:table-cell office:value-type="float" office:value="0.1693751403395174">
            <text:p>0.1693751403395174</text:p>
          </table:table-cell>
          <table:table-cell office:value-type="float" office:value="0.16871778994778225">
            <text:p>0.16871778994778225</text:p>
          </table:table-cell>
          <table:table-cell office:value-type="float" office:value="0.16662920966508007">
            <text:p>0.16662920966508007</text:p>
          </table:table-cell>
          <table:table-cell office:value-type="float" office:value="0.16523771633107276">
            <text:p>0.16523771633107276</text:p>
          </table:table-cell>
          <table:table-cell office:value-type="float" office:value="0.16583135671092275">
            <text:p>0.16583135671092275</text:p>
          </table:table-cell>
          <table:table-cell office:value-type="float" office:value="0.17110421675514964">
            <text:p>0.17110421675514964</text:p>
          </table:table-cell>
          <table:table-cell office:value-type="float" office:value="0.17637967185121364">
            <text:p>0.17637967185121364</text:p>
          </table:table-cell>
          <table:table-cell office:value-type="float" office:value="0.17670809710041488">
            <text:p>0.17670809710041488</text:p>
          </table:table-cell>
          <table:table-cell office:value-type="float" office:value="0.17354149845011557">
            <text:p>0.17354149845011557</text:p>
          </table:table-cell>
          <table:table-cell office:value-type="float" office:value="0.16666317143975848">
            <text:p>0.16666317143975848</text:p>
          </table:table-cell>
          <table:table-cell office:value-type="float" office:value="0.15520943612980168">
            <text:p>0.15520943612980168</text:p>
          </table:table-cell>
          <table:table-cell office:value-type="float" office:value="0.13886059297514797">
            <text:p>0.13886059297514797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28495470070810987">
            <text:p>0.028495470070810987</text:p>
          </table:table-cell>
          <table:table-cell office:value-type="float" office:value="0.027618741744749622">
            <text:p>0.027618741744749622</text:p>
          </table:table-cell>
          <table:table-cell office:value-type="float" office:value="0.027624410481109293">
            <text:p>0.027624410481109293</text:p>
          </table:table-cell>
          <table:table-cell office:value-type="float" office:value="0.026689714989512888">
            <text:p>0.026689714989512888</text:p>
          </table:table-cell>
          <table:table-cell office:value-type="float" office:value="0.02620283148290897">
            <text:p>0.02620283148290897</text:p>
          </table:table-cell>
          <table:table-cell office:value-type="float" office:value="0.025528674810387703">
            <text:p>0.025528674810387703</text:p>
          </table:table-cell>
          <table:table-cell office:value-type="float" office:value="0.026711226620630628">
            <text:p>0.026711226620630628</text:p>
          </table:table-cell>
          <table:table-cell office:value-type="float" office:value="0.030429357147520025">
            <text:p>0.030429357147520025</text:p>
          </table:table-cell>
          <table:table-cell office:value-type="float" office:value="0.03441763161885844">
            <text:p>0.03441763161885844</text:p>
          </table:table-cell>
          <table:table-cell office:value-type="float" office:value="0.03646061141481737">
            <text:p>0.03646061141481737</text:p>
          </table:table-cell>
          <table:table-cell office:value-type="float" office:value="0.03783590267347345">
            <text:p>0.03783590267347345</text:p>
          </table:table-cell>
          <table:table-cell office:value-type="float" office:value="0.03846486356029862">
            <text:p>0.03846486356029862</text:p>
          </table:table-cell>
          <table:table-cell office:value-type="float" office:value="0.03870600286109245">
            <text:p>0.03870600286109245</text:p>
          </table:table-cell>
          <table:table-cell office:value-type="float" office:value="0.038555783613496826">
            <text:p>0.038555783613496826</text:p>
          </table:table-cell>
          <table:table-cell office:value-type="float" office:value="0.03807849636676222">
            <text:p>0.03807849636676222</text:p>
          </table:table-cell>
          <table:table-cell office:value-type="float" office:value="0.03776050905847547">
            <text:p>0.03776050905847547</text:p>
          </table:table-cell>
          <table:table-cell office:value-type="float" office:value="0.03789616914527947">
            <text:p>0.03789616914527947</text:p>
          </table:table-cell>
          <table:table-cell office:value-type="float" office:value="0.03910113544404616">
            <text:p>0.03910113544404616</text:p>
          </table:table-cell>
          <table:table-cell office:value-type="float" office:value="0.04030669477012263">
            <text:p>0.04030669477012263</text:p>
          </table:table-cell>
          <table:table-cell office:value-type="float" office:value="0.04038174727552432">
            <text:p>0.04038174727552432</text:p>
          </table:table-cell>
          <table:table-cell office:value-type="float" office:value="0.03965810875234593">
            <text:p>0.03965810875234593</text:p>
          </table:table-cell>
          <table:table-cell office:value-type="float" office:value="0.0380862573908726">
            <text:p>0.0380862573908726</text:p>
          </table:table-cell>
          <table:table-cell office:value-type="float" office:value="0.035468823033098895">
            <text:p>0.035468823033098895</text:p>
          </table:table-cell>
          <table:table-cell office:value-type="float" office:value="0.03173274719191527">
            <text:p>0.03173274719191527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19953970771389892">
            <text:p>0.19953970771389892</text:p>
          </table:table-cell>
          <table:table-cell office:value-type="float" office:value="0.19340041211737008">
            <text:p>0.19340041211737008</text:p>
          </table:table-cell>
          <table:table-cell office:value-type="float" office:value="0.19344010747924714">
            <text:p>0.19344010747924714</text:p>
          </table:table-cell>
          <table:table-cell office:value-type="float" office:value="0.18689489644285448">
            <text:p>0.18689489644285448</text:p>
          </table:table-cell>
          <table:table-cell office:value-type="float" office:value="0.18348549163721214">
            <text:p>0.18348549163721214</text:p>
          </table:table-cell>
          <table:table-cell office:value-type="float" office:value="0.17876470531384292">
            <text:p>0.17876470531384292</text:p>
          </table:table-cell>
          <table:table-cell office:value-type="float" office:value="0.18704553177454117">
            <text:p>0.18704553177454117</text:p>
          </table:table-cell>
          <table:table-cell office:value-type="float" office:value="0.21308176408564097">
            <text:p>0.21308176408564097</text:p>
          </table:table-cell>
          <table:table-cell office:value-type="float" office:value="0.2410096810603771">
            <text:p>0.2410096810603771</text:p>
          </table:table-cell>
          <table:table-cell office:value-type="float" office:value="0.25531565988220534">
            <text:p>0.25531565988220534</text:p>
          </table:table-cell>
          <table:table-cell office:value-type="float" office:value="0.26494614553805623">
            <text:p>0.26494614553805623</text:p>
          </table:table-cell>
          <table:table-cell office:value-type="float" office:value="0.26935044808890823">
            <text:p>0.26935044808890823</text:p>
          </table:table-cell>
          <table:table-cell office:value-type="float" office:value="0.2710390275536143">
            <text:p>0.2710390275536143</text:p>
          </table:table-cell>
          <table:table-cell office:value-type="float" office:value="0.2699871163311026">
            <text:p>0.2699871163311026</text:p>
          </table:table-cell>
          <table:table-cell office:value-type="float" office:value="0.26664490939532165">
            <text:p>0.26664490939532165</text:p>
          </table:table-cell>
          <table:table-cell office:value-type="float" office:value="0.26441820127664295">
            <text:p>0.26441820127664295</text:p>
          </table:table-cell>
          <table:table-cell office:value-type="float" office:value="0.2653681618844883">
            <text:p>0.2653681618844883</text:p>
          </table:table-cell>
          <table:table-cell office:value-type="float" office:value="0.2738059459415159">
            <text:p>0.2738059459415159</text:p>
          </table:table-cell>
          <table:table-cell office:value-type="float" office:value="0.2822478826759964">
            <text:p>0.2822478826759964</text:p>
          </table:table-cell>
          <table:table-cell office:value-type="float" office:value="0.28277343831532664">
            <text:p>0.28277343831532664</text:p>
          </table:table-cell>
          <table:table-cell office:value-type="float" office:value="0.2777061550226928">
            <text:p>0.2777061550226928</text:p>
          </table:table-cell>
          <table:table-cell office:value-type="float" office:value="0.26669925601528327">
            <text:p>0.26669925601528327</text:p>
          </table:table-cell>
          <table:table-cell office:value-type="float" office:value="0.24837065552500834">
            <text:p>0.24837065552500834</text:p>
          </table:table-cell>
          <table:table-cell office:value-type="float" office:value="0.22220876103812331">
            <text:p>0.2222087610381233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29342586197140974">
            <text:p>0.29342586197140974</text:p>
          </table:table-cell>
          <table:table-cell office:value-type="float" office:value="0.28540508316865876">
            <text:p>0.28540508316865876</text:p>
          </table:table-cell>
          <table:table-cell office:value-type="float" office:value="0.25967249720936825">
            <text:p>0.25967249720936825</text:p>
          </table:table-cell>
          <table:table-cell office:value-type="float" office:value="0.2499936130835212">
            <text:p>0.2499936130835212</text:p>
          </table:table-cell>
          <table:table-cell office:value-type="float" office:value="0.2302328446928839">
            <text:p>0.2302328446928839</text:p>
          </table:table-cell>
          <table:table-cell office:value-type="float" office:value="0.23180970221419925">
            <text:p>0.23180970221419925</text:p>
          </table:table-cell>
          <table:table-cell office:value-type="float" office:value="0.25817292215854865">
            <text:p>0.25817292215854865</text:p>
          </table:table-cell>
          <table:table-cell office:value-type="float" office:value="0.19673243689039904">
            <text:p>0.19673243689039904</text:p>
          </table:table-cell>
          <table:table-cell office:value-type="float" office:value="0.21717035362295015">
            <text:p>0.21717035362295015</text:p>
          </table:table-cell>
          <table:table-cell office:value-type="float" office:value="0.23477133740606715">
            <text:p>0.23477133740606715</text:p>
          </table:table-cell>
          <table:table-cell office:value-type="float" office:value="0.23320442685093007">
            <text:p>0.23320442685093007</text:p>
          </table:table-cell>
          <table:table-cell office:value-type="float" office:value="0.23596234512241143">
            <text:p>0.23596234512241143</text:p>
          </table:table-cell>
          <table:table-cell office:value-type="float" office:value="0.24086408111962743">
            <text:p>0.24086408111962743</text:p>
          </table:table-cell>
          <table:table-cell office:value-type="float" office:value="0.24089248549057593">
            <text:p>0.24089248549057593</text:p>
          </table:table-cell>
          <table:table-cell office:value-type="float" office:value="0.2362598975940403">
            <text:p>0.2362598975940403</text:p>
          </table:table-cell>
          <table:table-cell office:value-type="float" office:value="0.23811654249322844">
            <text:p>0.23811654249322844</text:p>
          </table:table-cell>
          <table:table-cell office:value-type="float" office:value="0.24084070324867432">
            <text:p>0.24084070324867432</text:p>
          </table:table-cell>
          <table:table-cell office:value-type="float" office:value="0.2569948063401207">
            <text:p>0.2569948063401207</text:p>
          </table:table-cell>
          <table:table-cell office:value-type="float" office:value="0.2519347149049669">
            <text:p>0.2519347149049669</text:p>
          </table:table-cell>
          <table:table-cell office:value-type="float" office:value="0.2513335303837552">
            <text:p>0.2513335303837552</text:p>
          </table:table-cell>
          <table:table-cell office:value-type="float" office:value="0.2529828982946791">
            <text:p>0.2529828982946791</text:p>
          </table:table-cell>
          <table:table-cell office:value-type="float" office:value="0.24264437684573636">
            <text:p>0.24264437684573636</text:p>
          </table:table-cell>
          <table:table-cell office:value-type="float" office:value="0.30355124953838386">
            <text:p>0.30355124953838386</text:p>
          </table:table-cell>
          <table:table-cell office:value-type="float" office:value="0.2956547432448947">
            <text:p>0.2956547432448947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20862810548839705">
            <text:p>0.20862810548839705</text:p>
          </table:table-cell>
          <table:table-cell office:value-type="float" office:value="0.20321612993164487">
            <text:p>0.20321612993164487</text:p>
          </table:table-cell>
          <table:table-cell office:value-type="float" office:value="0.1774716356910293">
            <text:p>0.1774716356910293</text:p>
          </table:table-cell>
          <table:table-cell office:value-type="float" office:value="0.17057425953143343">
            <text:p>0.17057425953143343</text:p>
          </table:table-cell>
          <table:table-cell office:value-type="float" office:value="0.15226521172877006">
            <text:p>0.15226521172877006</text:p>
          </table:table-cell>
          <table:table-cell office:value-type="float" office:value="0.15584660822403537">
            <text:p>0.15584660822403537</text:p>
          </table:table-cell>
          <table:table-cell office:value-type="float" office:value="0.17868802289281613">
            <text:p>0.17868802289281613</text:p>
          </table:table-cell>
          <table:table-cell office:value-type="float" office:value="0.10620218525317673">
            <text:p>0.10620218525317673</text:p>
          </table:table-cell>
          <table:table-cell office:value-type="float" office:value="0.11477563202130016">
            <text:p>0.11477563202130016</text:p>
          </table:table-cell>
          <table:table-cell office:value-type="float" office:value="0.12629771032421538">
            <text:p>0.12629771032421538</text:p>
          </table:table-cell>
          <table:table-cell office:value-type="float" office:value="0.12064118826988433">
            <text:p>0.12064118826988433</text:p>
          </table:table-cell>
          <table:table-cell office:value-type="float" office:value="0.12152813935206683">
            <text:p>0.12152813935206683</text:p>
          </table:table-cell>
          <table:table-cell office:value-type="float" office:value="0.12571181985935112">
            <text:p>0.12571181985935112</text:p>
          </table:table-cell>
          <table:table-cell office:value-type="float" office:value="0.12618694860243146">
            <text:p>0.12618694860243146</text:p>
          </table:table-cell>
          <table:table-cell office:value-type="float" office:value="0.12297463350675397">
            <text:p>0.12297463350675397</text:p>
          </table:table-cell>
          <table:table-cell office:value-type="float" office:value="0.12577656852488642">
            <text:p>0.12577656852488642</text:p>
          </table:table-cell>
          <table:table-cell office:value-type="float" office:value="0.12809677223999597">
            <text:p>0.12809677223999597</text:p>
          </table:table-cell>
          <table:table-cell office:value-type="float" office:value="0.14066437641986537">
            <text:p>0.14066437641986537</text:p>
          </table:table-cell>
          <table:table-cell office:value-type="float" office:value="0.13202010308063178">
            <text:p>0.13202010308063178</text:p>
          </table:table-cell>
          <table:table-cell office:value-type="float" office:value="0.13119583914197883">
            <text:p>0.13119583914197883</text:p>
          </table:table-cell>
          <table:table-cell office:value-type="float" office:value="0.13499688378842592">
            <text:p>0.13499688378842592</text:p>
          </table:table-cell>
          <table:table-cell office:value-type="float" office:value="0.1293348045556065">
            <text:p>0.1293348045556065</text:p>
          </table:table-cell>
          <table:table-cell office:value-type="float" office:value="0.19801382456757177">
            <text:p>0.19801382456757177</text:p>
          </table:table-cell>
          <table:table-cell office:value-type="float" office:value="0.20122937443477149">
            <text:p>0.20122937443477149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89603821986002">
            <text:p>0.189603821986002</text:p>
          </table:table-cell>
          <table:table-cell office:value-type="float" office:value="0.18477696475751146">
            <text:p>0.18477696475751146</text:p>
          </table:table-cell>
          <table:table-cell office:value-type="float" office:value="0.1590339938728815">
            <text:p>0.1590339938728815</text:p>
          </table:table-cell>
          <table:table-cell office:value-type="float" office:value="0.1527606547628879">
            <text:p>0.1527606547628879</text:p>
          </table:table-cell>
          <table:table-cell office:value-type="float" office:value="0.1347796975479506">
            <text:p>0.1347796975479506</text:p>
          </table:table-cell>
          <table:table-cell office:value-type="float" office:value="0.13880942454872905">
            <text:p>0.13880942454872905</text:p>
          </table:table-cell>
          <table:table-cell office:value-type="float" office:value="0.16085841865912906">
            <text:p>0.16085841865912906</text:p>
          </table:table-cell>
          <table:table-cell office:value-type="float" office:value="0.08591078922299392">
            <text:p>0.08591078922299392</text:p>
          </table:table-cell>
          <table:table-cell office:value-type="float" office:value="0.09182581078814937">
            <text:p>0.09182581078814937</text:p>
          </table:table-cell>
          <table:table-cell office:value-type="float" office:value="0.10198465222444744">
            <text:p>0.10198465222444744</text:p>
          </table:table-cell>
          <table:table-cell office:value-type="float" office:value="0.09541318863224937">
            <text:p>0.09541318863224937</text:p>
          </table:table-cell>
          <table:table-cell office:value-type="float" office:value="0.09588099513212477">
            <text:p>0.09588099513212477</text:p>
          </table:table-cell>
          <table:table-cell office:value-type="float" office:value="0.09990318727838077">
            <text:p>0.09990318727838077</text:p>
          </table:table-cell>
          <table:table-cell office:value-type="float" office:value="0.10047828192439985">
            <text:p>0.10047828192439985</text:p>
          </table:table-cell>
          <table:table-cell office:value-type="float" office:value="0.09758455757502288">
            <text:p>0.09758455757502288</text:p>
          </table:table-cell>
          <table:table-cell office:value-type="float" office:value="0.10059773281435709">
            <text:p>0.10059773281435709</text:p>
          </table:table-cell>
          <table:table-cell office:value-type="float" office:value="0.10282709333378653">
            <text:p>0.10282709333378653</text:p>
          </table:table-cell>
          <table:table-cell office:value-type="float" office:value="0.1145894610898213">
            <text:p>0.1145894610898213</text:p>
          </table:table-cell>
          <table:table-cell office:value-type="float" office:value="0.1051439226814556">
            <text:p>0.1051439226814556</text:p>
          </table:table-cell>
          <table:table-cell office:value-type="float" office:value="0.10426983460868566">
            <text:p>0.10426983460868566</text:p>
          </table:table-cell>
          <table:table-cell office:value-type="float" office:value="0.10855212528567164">
            <text:p>0.10855212528567164</text:p>
          </table:table-cell>
          <table:table-cell office:value-type="float" office:value="0.10393824965206208">
            <text:p>0.10393824965206208</text:p>
          </table:table-cell>
          <table:table-cell office:value-type="float" office:value="0.17434665182988657">
            <text:p>0.17434665182988657</text:p>
          </table:table-cell>
          <table:table-cell office:value-type="float" office:value="0.18005020619939274">
            <text:p>0.18005020619939274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